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/>
    <style:font-face style:name="FreeSans2" svg:font-family="FreeSan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  <style:style style:name="T1" style:family="text">
      <style:text-properties style:font-name-complex="FreeSans2" style:language-complex="hi" style:country-complex="IN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Droid Sans Fallback1" style:language-asian="zh" style:country-asian="CN" style:font-weight-asian="bold" style:font-weight-complex="bold"/>
    </style:style>
    <style:style style:name="T5" style:family="text">
      <style:text-properties style:font-name-asian="Droid Sans Fallback1" style:language-asian="zh" style:country-asian="CN"/>
    </style:style>
    <style:style style:name="T6" style:family="text">
      <style:text-properties style:font-name-asian="Droid Sans Fallback1" style:language-asian="zh" style:country-asian="CN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﻿</text:span><text:span text:style-name="T2">http</text:span><text:span text:style-name="T6">协议</text:span>:<text:span text:style-name="T5">要求学会用谷歌自带的网页开发工具进行网页的解读</text:span>(<text:span text:style-name="T5">客户端</text:span>request headers<text:span text:style-name="T5">中的内容和服务器</text:span>response headers<text:span text:style-name="T5">中的内容</text:span>) </text:p>
      <text:p text:style-name="Text_20_body"><text:span text:style-name="T2">restapi</text:span><text:span text:style-name="T6">的本质</text:span><text:span text:style-name="T2">:http</text:span><text:span text:style-name="T6">协议</text:span></text:p>
      <text:p text:style-name="Text_20_body"><text:span text:style-name="T2">HTML</text:span>: <text:span text:style-name="T5">知道</text:span>html<text:span text:style-name="T5">的格式</text:span>: &lt;html&gt;&lt;header&gt;&lt;body&gt;&lt;body&gt;&lt;header&gt;&lt;html&gt;</text:p>
      <text:p text:style-name="Text_20_body"><text:span text:style-name="T5">了解了</text:span>HTTP<text:span text:style-name="T5">协议和</text:span>HTML<text:span text:style-name="T5">文档，我们其实就明白了一个</text:span>Web<text:span text:style-name="T5">应用的本质就是： </text:span><text:span text:style-name="T6">浏览器发送一个</text:span><text:span text:style-name="T2">HTTP</text:span><text:span text:style-name="T6">请求</text:span><text:span text:style-name="T2">(</text:span><text:span text:style-name="T6">何为请求</text:span><text:span text:style-name="T2">,</text:span><text:span text:style-name="T6">这个请求就是</text:span>url?<text:span text:style-name="T2">)</text:span><text:span text:style-name="T6">； 服务器收到请求，需要生成一个</text:span><text:span text:style-name="T2">HTML</text:span><text:span text:style-name="T6">文档</text:span>(<text:span text:style-name="T6">这个需要在</text:span>web<text:span text:style-name="T6">服务端基于</text:span>Python<text:span text:style-name="T6">的</text:span>flask<text:span text:style-name="T6">框架编写</text:span>,)<text:span text:style-name="T6">； 服务器把</text:span><text:span text:style-name="T2">HTML</text:span><text:span text:style-name="T6">文档作为</text:span><text:span text:style-name="T2">HTTP</text:span><text:span text:style-name="T6">响应的</text:span><text:span text:style-name="T2">Body</text:span><text:span text:style-name="T5">消息体</text:span><text:span text:style-name="T6">发送给浏览器； 浏览器收到</text:span><text:span text:style-name="T2">HTTP</text:span><text:span text:style-name="T6">响应，从</text:span><text:span text:style-name="T2">HTTP Body</text:span><text:span text:style-name="T6">取出</text:span><text:span text:style-name="T2">HTML</text:span><text:span text:style-name="T6">文档并显示。 最简单的</text:span><text:span text:style-name="T2">Web</text:span><text:span text:style-name="T6">应用就是先把</text:span><text:span text:style-name="T2">HTML</text:span><text:span text:style-name="T6">用文件保存好，用一个现成的</text:span><text:span text:style-name="T2">HTTP</text:span><text:span text:style-name="T6">服务器软件，接收用户请求，从文件中读取</text:span><text:span text:style-name="T2">HTML</text:span><text:span text:style-name="T6">，返回</text:span><text:span text:style-name="T5">。</text:span>Apache<text:span text:style-name="T5">、</text:span>Nginx<text:span text:style-name="T5">、</text:span>Lighttpd<text:span text:style-name="T5">等这些常见的静态服务器就是干这件事情的。 </text:span><text:span text:style-name="T6">我们需要做的</text:span><text:span text:style-name="T2">:</text:span><text:span text:style-name="T5">正确的做法是底层代码由专门的服务器软件实现，我们用</text:span>Python<text:span text:style-name="T5">专注于生成</text:span>HTML<text:span text:style-name="T5">文档。因为我们不希望接触到</text:span>TCP<text:span text:style-name="T5">连接、</text:span>HTTP<text:span text:style-name="T5">原始请求和响应格式，所以，需要一个统一的接口，让我们专心用</text:span>Python<text:span text:style-name="T5">编写</text:span>Web<text:span text:style-name="T5">业务。 这个接口就是</text:span>WSGI<text:span text:style-name="T5">：</text:span>Web Server Gateway Interface<text:span text:style-name="T5">。 </text:span></text:p>
      <text:p text:style-name="Text_20_body"><text:span text:style-name="T5">最简单的</text:span>web<text:span text:style-name="T5">应用</text:span>:wsgi<text:span text:style-name="T5">接口是基础</text:span>;<text:span text:style-name="T5">无论多么复杂的</text:span>Web<text:span text:style-name="T5">应用程序，入口都是一个</text:span>WSGI<text:span text:style-name="T5">处理函数。</text:span><text:span text:style-name="T3">HTTP</text:span><text:span text:style-name="T4">请求的所有输入信息都可以通过</text:span><text:span text:style-name="T3">environ</text:span><text:span text:style-name="T4">获得</text:span><text:span text:style-name="T5">，</text:span>HTTP<text:span text:style-name="T5">响应的输出都可以通过</text:span>start_response()<text:span text:style-name="T5">加上函数返回值作为</text:span>Body<text:span text:style-name="T5">。但是复杂的</text:span>Web<text:span text:style-name="T5">应用程序，光靠一个</text:span>WSGI<text:span text:style-name="T5">函数来处理还是太底层了，我们需要在</text:span>WSGI<text:span text:style-name="T5">之上再抽象出</text:span>Web<text:span text:style-name="T5">框架，进一步简化</text:span>Web<text:span text:style-name="T5">开发。</text:span><text:line-break/>1 <text:span text:style-name="T5">建立一个符合</text:span>WSGI<text:span text:style-name="T5">的处理函数</text:span>,<text:span text:style-name="T5">用来处理浏览器</text:span>(<text:span text:style-name="T5">客户端</text:span>)<text:span text:style-name="T5">发来的请求</text:span>,<text:span text:style-name="T5">生成</text:span>html<text:span text:style-name="T5">文档</text:span></text:p>
      <text:p text:style-name="Text_20_body">def application(environ, start_response):</text:p>
      <text:p text:style-name="Text_20_body">start_response('200 OK', [('Content-Type', 'text/html')])</text:p>
      <text:p text:style-name="Text_20_body">return [b'&lt;h1&gt;Hello, web!&lt;/h1&gt;']</text:p>
      <text:p text:style-name="Text_20_body">2 <text:span text:style-name="T5">为了把</text:span>url<text:span text:style-name="T5">请求映射到处理函数接口</text:span>,<text:span text:style-name="T5">还需要一个</text:span>web<text:span text:style-name="T5">服务器</text:span>(<text:span text:style-name="T5">服务器中要定义好</text:span>ip<text:span text:style-name="T5">和端口</text:span>,<text:span text:style-name="T5">这就是客户端要访问的</text:span>endpoiont),<text:span text:style-name="T5">服务器作用是解析</text:span>http<text:span text:style-name="T5">协议</text:span>,<text:span text:style-name="T5">同时该服务器也用来调用</text:span>wsgi<text:span text:style-name="T5">函数</text:span>,</text:p>
      <text:p text:style-name="Text_20_body"><text:span text:style-name="T5">但是这样太麻烦</text:span>,<text:span text:style-name="T5">我们利用了</text:span>Python<text:span text:style-name="T5">中的</text:span>flask<text:span text:style-name="T5">框来编写</text:span>web<text:span text:style-name="T5">服务器</text:span>.</text:p>
      <text:p text:style-name="Text_20_body"><text:span text:style-name="T5">四种方法</text:span>:get post put delete(post<text:span text:style-name="T5">方法不明白其中的本质</text:span>,<text:span text:style-name="T5">尤其是设计到参数的时候</text:span>)</text:p>
      <text:p text:style-name="Text_20_body"><text:span text:style-name="T5">两步走战略</text:span>:</text:p>
      <text:p text:style-name="Text_20_body"><text:span text:style-name="T2">url</text:span><text:span text:style-name="T6">装饰器让映射更直观</text:span></text:p>
      <text:p text:style-name="Text_20_body"><text:span text:style-name="T6">还是要有处理函数</text:span><text:span text:style-name="T2">(</text:span><text:span text:style-name="T6">可以直接在函数中写处理的过程</text:span><text:span text:style-name="T2">,</text:span><text:span text:style-name="T6">也可以调用模板</text:span><text:span text:style-name="T2">)</text:span></text:p>
      <text:p text:style-name="Text_20_body"/>
      <text:p text:style-name="Text_20_body"><text:span text:style-name="T5">参数传递</text:span>:</text:p>
      <text:p text:style-name="Text_20_body">flask<text:span text:style-name="T5">提供了参数获取的方法</text:span>:</text:p>
      <text:p text:style-name="Text_20_body">GET<text:span text:style-name="T5">请求参数的基本方式</text:span>:flask.request.args.get(name)#name<text:span text:style-name="T5">是参数名称</text:span></text:p>
      <text:p text:style-name="Text_20_body">POST<text:span text:style-name="T5">请求的参数</text:span>:flask.request.form['name']#name <text:span text:style-name="T5">是参数名称</text:span>,”<text:span text:style-name="T5">输入名字”</text:span></text:p>
      <text:p text:style-name="Text_20_body"><text:soft-page-break/><text:span text:style-name="T5">示例如下</text:span>:</text:p>
      <text:p text:style-name="Text_20_body">import flask</text:p>
      <text:p text:style-name="Text_20_body">html_txt=”””,&lt;!DOCTYPE html&gt;</text:p>
      <text:p text:style-name="Text_20_body">&lt;html&gt;</text:p>
      <text:p text:style-name="Text_20_body">&lt;body&gt;　</text:p>
      <text:p text:style-name="Text_20_body">&lt;h2&gt;<text:span text:style-name="T5">收到</text:span>get<text:span text:style-name="T5">请求</text:span>&lt;/h2&gt;</text:p>
      <text:p text:style-name="Text_20_body">&lt;form method='post'&gt;</text:p>
      <text:p text:style-name="Text_20_body">&lt;input type='text' name='name' placeholder='<text:span text:style-name="T5">输入名字</text:span>'/&gt;</text:p>
      <text:p text:style-name="Text_20_body">&lt;input type='submit' value='<text:span text:style-name="T5">发送请求</text:span>'/&gt;</text:p>
      <text:p text:style-name="Text_20_body">&lt;/form&gt;</text:p>
      <text:p text:style-name="Text_20_body">&lt;/body&gt;</text:p>
      <text:p text:style-name="Text_20_body">&lt;/html&gt;</text:p>
      <text:p text:style-name="Text_20_body">”””</text:p>
      <text:p text:style-name="Text_20_body">app=flask.Flask(__name__)</text:p>
      <text:p text:style-name="Text_20_body">@app.route('/hello',methodS==['GET','POST'])</text:p>
      <text:p text:style-name="Text_20_body">def hello():</text:p>
      <text:p text:style-name="Text_20_body">if flask.request.method=='GET':</text:p>
      <text:p text:style-name="Text_20_body">return html_txt</text:p>
      <text:p text:style-name="Text_20_body">else:</text:p>
      <text:p text:style-name="Text_20_body">return '<text:span text:style-name="T5">你是</text:span>:' + name +' !'</text:p>
      <text:p text:style-name="Text_20_body">if __name__=='__main__':<text:line-break/>app.run('127.0.0.1',8080)</text:p>
      <text:p text:style-name="Text_20_body"><text:span text:style-name="T5">接受上传文件</text:span>:(<text:span text:style-name="T5">程序保存为</text:span>requestfile.py)</text:p>
      <text:p text:style-name="Text_20_body"><text:span text:style-name="T5">对于</text:span>rest<text:span text:style-name="T5">架构中无状态的理解</text:span>:</text:p>
      <text:p text:style-name="Text_20_body"><text:span text:style-name="T5">无状态意味着</text:span>web <text:span text:style-name="T5">应用程序最重要的 </text:span>REST <text:span text:style-name="T5">原则是，客户端和服务器之间的交互在请求之间是无状态的。从客户端到服务器的每个请求都必须包含理解请求所必需的信息</text:span>.<text:span text:style-name="T5">服务器无需记住客户端的状态</text:span>,<text:span text:style-name="T5">我们给服务器发送 </text:span>HTTP <text:span text:style-name="T5">请求之后，服务器根据请求，会给我们发送数据过来，但是，发送完，不会记录任何信息。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/>
    <style:font-face style:name="FreeSans2" svg:font-family="FreeSan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  <style:text-properties fo:color="#000000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1T21:40:30.590042793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2" meta:paragraph-count="43" meta:word-count="1021" meta:character-count="1937" meta:non-whitespace-character-count="1881"/>
  </office:meta>
</office:document-meta>
</file>